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16874" calcext:value-type="float">
            <text:p>1.16874</text:p>
          </table:table-cell>
          <table:table-cell office:value-type="float" office:value="1.10152" calcext:value-type="float">
            <text:p>1.10152</text:p>
          </table:table-cell>
          <table:table-cell/>
          <table:table-cell table:formula="of:=AVERAGE([.D1:.D11])" office:value-type="float" office:value="1.36207836363636" calcext:value-type="float">
            <text:p>1.3620783636363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5959" calcext:value-type="float">
            <text:p>1.5959</text:p>
          </table:table-cell>
          <table:table-cell office:value-type="float" office:value="1.51736" calcext:value-type="float">
            <text:p>1.51736</text:p>
          </table:table-cell>
          <table:table-cell/>
          <table:table-cell table:formula="of:=STDEV([.D1:.D11])" office:value-type="float" office:value="0.311565796990386" calcext:value-type="float">
            <text:p>0.31156579699038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56983" calcext:value-type="float">
            <text:p>1.56983</text:p>
          </table:table-cell>
          <table:table-cell office:value-type="float" office:value="1.48988" calcext:value-type="float">
            <text:p>1.4898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01752" calcext:value-type="float">
            <text:p>1.01752</text:p>
          </table:table-cell>
          <table:table-cell office:value-type="float" office:value="0.954736" calcext:value-type="float">
            <text:p>0.95473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56983" calcext:value-type="float">
            <text:p>1.56983</text:p>
          </table:table-cell>
          <table:table-cell office:value-type="float" office:value="1.48988" calcext:value-type="float">
            <text:p>1.4898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01752" calcext:value-type="float">
            <text:p>1.01752</text:p>
          </table:table-cell>
          <table:table-cell office:value-type="float" office:value="0.954736" calcext:value-type="float">
            <text:p>0.95473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38056" calcext:value-type="float">
            <text:p>1.38056</text:p>
          </table:table-cell>
          <table:table-cell office:value-type="float" office:value="1.30679" calcext:value-type="float">
            <text:p>1.3067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64128" calcext:value-type="float">
            <text:p>1.64128</text:p>
          </table:table-cell>
          <table:table-cell office:value-type="float" office:value="1.56043" calcext:value-type="float">
            <text:p>1.5604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16109" calcext:value-type="float">
            <text:p>1.16109</text:p>
          </table:table-cell>
          <table:table-cell office:value-type="float" office:value="1.09788" calcext:value-type="float">
            <text:p>1.0978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6169" calcext:value-type="float">
            <text:p>1.6169</text:p>
          </table:table-cell>
          <table:table-cell office:value-type="float" office:value="1.5386" calcext:value-type="float">
            <text:p>1.538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.06296" calcext:value-type="float">
            <text:p>2.06296</text:p>
          </table:table-cell>
          <table:table-cell office:value-type="float" office:value="1.97105" calcext:value-type="float">
            <text:p>1.9710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04416" calcext:value-type="float">
            <text:p>1.04416</text:p>
          </table:table-cell>
          <table:table-cell office:value-type="float" office:value="0.984108" calcext:value-type="float">
            <text:p>0.984108</text:p>
          </table:table-cell>
          <table:table-cell/>
          <table:table-cell table:formula="of:=AVERAGE([.D12:.D22])" office:value-type="float" office:value="1.18350063636364" calcext:value-type="float">
            <text:p>1.183500636363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37281" calcext:value-type="float">
            <text:p>1.37281</text:p>
          </table:table-cell>
          <table:table-cell office:value-type="float" office:value="1.30524" calcext:value-type="float">
            <text:p>1.30524</text:p>
          </table:table-cell>
          <table:table-cell/>
          <table:table-cell table:formula="of:=STDEV([.D12:.D22])" office:value-type="float" office:value="0.240627302277307" calcext:value-type="float">
            <text:p>0.2406273022773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3496" calcext:value-type="float">
            <text:p>1.3496</text:p>
          </table:table-cell>
          <table:table-cell office:value-type="float" office:value="1.28087" calcext:value-type="float">
            <text:p>1.2808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91926" calcext:value-type="float">
            <text:p>0.91926</text:p>
          </table:table-cell>
          <table:table-cell office:value-type="float" office:value="0.862542" calcext:value-type="float">
            <text:p>0.86254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3496" calcext:value-type="float">
            <text:p>1.3496</text:p>
          </table:table-cell>
          <table:table-cell office:value-type="float" office:value="1.28087" calcext:value-type="float">
            <text:p>1.2808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91926" calcext:value-type="float">
            <text:p>0.91926</text:p>
          </table:table-cell>
          <table:table-cell office:value-type="float" office:value="0.862542" calcext:value-type="float">
            <text:p>0.86254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21529" calcext:value-type="float">
            <text:p>1.21529</text:p>
          </table:table-cell>
          <table:table-cell office:value-type="float" office:value="1.15035" calcext:value-type="float">
            <text:p>1.1503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41315" calcext:value-type="float">
            <text:p>1.41315</text:p>
          </table:table-cell>
          <table:table-cell office:value-type="float" office:value="1.34353" calcext:value-type="float">
            <text:p>1.3435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03707" calcext:value-type="float">
            <text:p>1.03707</text:p>
          </table:table-cell>
          <table:table-cell office:value-type="float" office:value="0.980615" calcext:value-type="float">
            <text:p>0.98061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3915" calcext:value-type="float">
            <text:p>1.3915</text:p>
          </table:table-cell>
          <table:table-cell office:value-type="float" office:value="1.32412" calcext:value-type="float">
            <text:p>1.3241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72037" calcext:value-type="float">
            <text:p>1.72037</text:p>
          </table:table-cell>
          <table:table-cell office:value-type="float" office:value="1.64372" calcext:value-type="float">
            <text:p>1.6437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94358" calcext:value-type="float">
            <text:p>0.94358</text:p>
          </table:table-cell>
          <table:table-cell office:value-type="float" office:value="0.889315" calcext:value-type="float">
            <text:p>0.889315</text:p>
          </table:table-cell>
          <table:table-cell/>
          <table:table-cell table:formula="of:=AVERAGE([.D23:.D33])" office:value-type="float" office:value="1.04716990909091" calcext:value-type="float">
            <text:p>1.0471699090909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20444" calcext:value-type="float">
            <text:p>1.20444</text:p>
          </table:table-cell>
          <table:table-cell office:value-type="float" office:value="1.14516" calcext:value-type="float">
            <text:p>1.14516</text:p>
          </table:table-cell>
          <table:table-cell/>
          <table:table-cell table:formula="of:=STDEV([.D23:.D34])" office:value-type="float" office:value="0.192460039117451" calcext:value-type="float">
            <text:p>0.19246003911745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18356" calcext:value-type="float">
            <text:p>1.18356</text:p>
          </table:table-cell>
          <table:table-cell office:value-type="float" office:value="1.12328" calcext:value-type="float">
            <text:p>1.1232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838309" calcext:value-type="float">
            <text:p>0.838309</text:p>
          </table:table-cell>
          <table:table-cell office:value-type="float" office:value="0.786585" calcext:value-type="float">
            <text:p>0.78658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18356" calcext:value-type="float">
            <text:p>1.18356</text:p>
          </table:table-cell>
          <table:table-cell office:value-type="float" office:value="1.12328" calcext:value-type="float">
            <text:p>1.1232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838309" calcext:value-type="float">
            <text:p>0.838309</text:p>
          </table:table-cell>
          <table:table-cell office:value-type="float" office:value="0.786585" calcext:value-type="float">
            <text:p>0.78658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08536" calcext:value-type="float">
            <text:p>1.08536</text:p>
          </table:table-cell>
          <table:table-cell office:value-type="float" office:value="1.02736" calcext:value-type="float">
            <text:p>1.0273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24069" calcext:value-type="float">
            <text:p>1.24069</text:p>
          </table:table-cell>
          <table:table-cell office:value-type="float" office:value="1.17957" calcext:value-type="float">
            <text:p>1.1795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936994" calcext:value-type="float">
            <text:p>0.936994</text:p>
          </table:table-cell>
          <table:table-cell office:value-type="float" office:value="0.885984" calcext:value-type="float">
            <text:p>0.88598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22126" calcext:value-type="float">
            <text:p>1.22126</text:p>
          </table:table-cell>
          <table:table-cell office:value-type="float" office:value="1.16212" calcext:value-type="float">
            <text:p>1.1621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47536" calcext:value-type="float">
            <text:p>1.47536</text:p>
          </table:table-cell>
          <table:table-cell office:value-type="float" office:value="1.40963" calcext:value-type="float">
            <text:p>1.4096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790087" calcext:value-type="float">
            <text:p>0.790087</text:p>
          </table:table-cell>
          <table:table-cell office:value-type="float" office:value="0.738418" calcext:value-type="float">
            <text:p>0.738418</text:p>
          </table:table-cell>
          <table:table-cell/>
          <table:table-cell table:formula="of:=AVERAGE([.D35:.D44])" office:value-type="float" office:value="0.9140562" calcext:value-type="float">
            <text:p>0.914056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967192" calcext:value-type="float">
            <text:p>0.967192</text:p>
          </table:table-cell>
          <table:table-cell office:value-type="float" office:value="0.919591" calcext:value-type="float">
            <text:p>0.919591</text:p>
          </table:table-cell>
          <table:table-cell/>
          <table:table-cell table:formula="of:=STDEV([.D35:.D44])" office:value-type="float" office:value="0.124322114101322" calcext:value-type="float">
            <text:p>0.12432211410132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95876" calcext:value-type="float">
            <text:p>0.95876</text:p>
          </table:table-cell>
          <table:table-cell office:value-type="float" office:value="0.910438" calcext:value-type="float">
            <text:p>0.910438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775525" calcext:value-type="float">
            <text:p>0.775525</text:p>
          </table:table-cell>
          <table:table-cell office:value-type="float" office:value="0.730784" calcext:value-type="float">
            <text:p>0.730784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00307" calcext:value-type="float">
            <text:p>1.00307</text:p>
          </table:table-cell>
          <table:table-cell office:value-type="float" office:value="0.953094" calcext:value-type="float">
            <text:p>0.953094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997414" calcext:value-type="float">
            <text:p>0.997414</text:p>
          </table:table-cell>
          <table:table-cell office:value-type="float" office:value="0.948153" calcext:value-type="float">
            <text:p>0.948153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864518" calcext:value-type="float">
            <text:p>0.864518</text:p>
          </table:table-cell>
          <table:table-cell office:value-type="float" office:value="0.819865" calcext:value-type="float">
            <text:p>0.819865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995855" calcext:value-type="float">
            <text:p>0.995855</text:p>
          </table:table-cell>
          <table:table-cell office:value-type="float" office:value="0.938949" calcext:value-type="float">
            <text:p>0.93894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14829" calcext:value-type="float">
            <text:p>1.14829</text:p>
          </table:table-cell>
          <table:table-cell office:value-type="float" office:value="1.09713" calcext:value-type="float">
            <text:p>1.09713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13495" calcext:value-type="float">
            <text:p>1.13495</text:p>
          </table:table-cell>
          <table:table-cell office:value-type="float" office:value="1.08414" calcext:value-type="float">
            <text:p>1.0841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727622" calcext:value-type="float">
            <text:p>0.727622</text:p>
          </table:table-cell>
          <table:table-cell office:value-type="float" office:value="0.687064" calcext:value-type="float">
            <text:p>0.687064</text:p>
          </table:table-cell>
          <table:table-cell/>
          <table:table-cell table:formula="of:=AVERAGE([.D45:.D54])" office:value-type="float" office:value="0.8389878" calcext:value-type="float">
            <text:p>0.838987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884848" calcext:value-type="float">
            <text:p>0.884848</text:p>
          </table:table-cell>
          <table:table-cell office:value-type="float" office:value="0.841414" calcext:value-type="float">
            <text:p>0.841414</text:p>
          </table:table-cell>
          <table:table-cell/>
          <table:table-cell table:formula="of:=STDEV([.D45:.D54])" office:value-type="float" office:value="0.0953516500408415" calcext:value-type="float">
            <text:p>0.0953516500408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86426" calcext:value-type="float">
            <text:p>0.86426</text:p>
          </table:table-cell>
          <table:table-cell office:value-type="float" office:value="0.82046" calcext:value-type="float">
            <text:p>0.8204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768254" calcext:value-type="float">
            <text:p>0.768254</text:p>
          </table:table-cell>
          <table:table-cell office:value-type="float" office:value="0.726437" calcext:value-type="float">
            <text:p>0.72643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908375" calcext:value-type="float">
            <text:p>0.908375</text:p>
          </table:table-cell>
          <table:table-cell office:value-type="float" office:value="0.863457" calcext:value-type="float">
            <text:p>0.86345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903096" calcext:value-type="float">
            <text:p>0.903096</text:p>
          </table:table-cell>
          <table:table-cell office:value-type="float" office:value="0.858952" calcext:value-type="float">
            <text:p>0.858952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819647" calcext:value-type="float">
            <text:p>0.819647</text:p>
          </table:table-cell>
          <table:table-cell office:value-type="float" office:value="0.77787" calcext:value-type="float">
            <text:p>0.7778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902021" calcext:value-type="float">
            <text:p>0.902021</text:p>
          </table:table-cell>
          <table:table-cell office:value-type="float" office:value="0.850614" calcext:value-type="float">
            <text:p>0.85061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03371" calcext:value-type="float">
            <text:p>1.03371</text:p>
          </table:table-cell>
          <table:table-cell office:value-type="float" office:value="0.987652" calcext:value-type="float">
            <text:p>0.987652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0217" calcext:value-type="float">
            <text:p>1.0217</text:p>
          </table:table-cell>
          <table:table-cell office:value-type="float" office:value="0.975958" calcext:value-type="float">
            <text:p>0.975958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665706" calcext:value-type="float">
            <text:p>0.665706</text:p>
          </table:table-cell>
          <table:table-cell office:value-type="float" office:value="0.628502" calcext:value-type="float">
            <text:p>0.628502</text:p>
          </table:table-cell>
          <table:table-cell/>
          <table:table-cell table:formula="of:=AVERAGE([.D55:.D64])" office:value-type="float" office:value="0.7725068" calcext:value-type="float">
            <text:p>0.772506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802874" calcext:value-type="float">
            <text:p>0.802874</text:p>
          </table:table-cell>
          <table:table-cell office:value-type="float" office:value="0.764346" calcext:value-type="float">
            <text:p>0.764346</text:p>
          </table:table-cell>
          <table:table-cell/>
          <table:table-cell table:formula="of:=STDEV([.D55:.D64])" office:value-type="float" office:value="0.0892097189956839" calcext:value-type="float">
            <text:p>0.08920971899568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804901" calcext:value-type="float">
            <text:p>0.804901</text:p>
          </table:table-cell>
          <table:table-cell office:value-type="float" office:value="0.764334" calcext:value-type="float">
            <text:p>0.76433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666176" calcext:value-type="float">
            <text:p>0.666176</text:p>
          </table:table-cell>
          <table:table-cell office:value-type="float" office:value="0.628499" calcext:value-type="float">
            <text:p>0.628499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833882" calcext:value-type="float">
            <text:p>0.833882</text:p>
          </table:table-cell>
          <table:table-cell office:value-type="float" office:value="0.792648" calcext:value-type="float">
            <text:p>0.792648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829107" calcext:value-type="float">
            <text:p>0.829107</text:p>
          </table:table-cell>
          <table:table-cell office:value-type="float" office:value="0.788472" calcext:value-type="float">
            <text:p>0.788472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828718" calcext:value-type="float">
            <text:p>0.828718</text:p>
          </table:table-cell>
          <table:table-cell office:value-type="float" office:value="0.788475" calcext:value-type="float">
            <text:p>0.78847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823708" calcext:value-type="float">
            <text:p>0.823708</text:p>
          </table:table-cell>
          <table:table-cell office:value-type="float" office:value="0.784345" calcext:value-type="float">
            <text:p>0.78434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939918" calcext:value-type="float">
            <text:p>0.939918</text:p>
          </table:table-cell>
          <table:table-cell office:value-type="float" office:value="0.898041" calcext:value-type="float">
            <text:p>0.89804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928995" calcext:value-type="float">
            <text:p>0.928995</text:p>
          </table:table-cell>
          <table:table-cell office:value-type="float" office:value="0.887406" calcext:value-type="float">
            <text:p>0.887406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51597" calcext:value-type="float">
            <text:p>0.551597</text:p>
          </table:table-cell>
          <table:table-cell office:value-type="float" office:value="0.515949" calcext:value-type="float">
            <text:p>0.515949</text:p>
          </table:table-cell>
          <table:table-cell/>
          <table:table-cell table:formula="of:=AVERAGE([.D65:.D75])" office:value-type="float" office:value="0.643425818181818" calcext:value-type="float">
            <text:p>0.6434258181818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51597" calcext:value-type="float">
            <text:p>0.551597</text:p>
          </table:table-cell>
          <table:table-cell office:value-type="float" office:value="0.515949" calcext:value-type="float">
            <text:p>0.515949</text:p>
          </table:table-cell>
          <table:table-cell/>
          <table:table-cell table:formula="of:=STDEV([.D65:.D75])" office:value-type="float" office:value="0.0891741077217128" calcext:value-type="float">
            <text:p>0.08917410772171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70007" calcext:value-type="float">
            <text:p>0.70007</text:p>
          </table:table-cell>
          <table:table-cell office:value-type="float" office:value="0.666639" calcext:value-type="float">
            <text:p>0.666639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69442" calcext:value-type="float">
            <text:p>0.69442</text:p>
          </table:table-cell>
          <table:table-cell office:value-type="float" office:value="0.659695" calcext:value-type="float">
            <text:p>0.65969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44319" calcext:value-type="float">
            <text:p>0.544319</text:p>
          </table:table-cell>
          <table:table-cell office:value-type="float" office:value="0.512579" calcext:value-type="float">
            <text:p>0.512579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716122" calcext:value-type="float">
            <text:p>0.716122</text:p>
          </table:table-cell>
          <table:table-cell office:value-type="float" office:value="0.68096" calcext:value-type="float">
            <text:p>0.68096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708158" calcext:value-type="float">
            <text:p>0.708158</text:p>
          </table:table-cell>
          <table:table-cell office:value-type="float" office:value="0.67372" calcext:value-type="float">
            <text:p>0.67372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711247" calcext:value-type="float">
            <text:p>0.711247</text:p>
          </table:table-cell>
          <table:table-cell office:value-type="float" office:value="0.677321" calcext:value-type="float">
            <text:p>0.677321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703385" calcext:value-type="float">
            <text:p>0.703385</text:p>
          </table:table-cell>
          <table:table-cell office:value-type="float" office:value="0.663655" calcext:value-type="float">
            <text:p>0.66365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795555" calcext:value-type="float">
            <text:p>0.795555</text:p>
          </table:table-cell>
          <table:table-cell office:value-type="float" office:value="0.760111" calcext:value-type="float">
            <text:p>0.760111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786307" calcext:value-type="float">
            <text:p>0.786307</text:p>
          </table:table-cell>
          <table:table-cell office:value-type="float" office:value="0.751106" calcext:value-type="float">
            <text:p>0.75110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53744" calcext:value-type="float">
            <text:p>0.553744</text:p>
          </table:table-cell>
          <table:table-cell office:value-type="float" office:value="0.524071" calcext:value-type="float">
            <text:p>0.524071</text:p>
          </table:table-cell>
          <table:table-cell/>
          <table:table-cell table:formula="of:=AVERAGE([.D76:.D85])" office:value-type="float" office:value="0.587649" calcext:value-type="float">
            <text:p>0.5876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609127" calcext:value-type="float">
            <text:p>0.609127</text:p>
          </table:table-cell>
          <table:table-cell office:value-type="float" office:value="0.578937" calcext:value-type="float">
            <text:p>0.578937</text:p>
          </table:table-cell>
          <table:table-cell/>
          <table:table-cell table:formula="of:=STDEV([.D76:.D85])" office:value-type="float" office:value="0.0737211868747528" calcext:value-type="float">
            <text:p>0.07372118687475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648332" calcext:value-type="float">
            <text:p>0.648332</text:p>
          </table:table-cell>
          <table:table-cell office:value-type="float" office:value="0.616161" calcext:value-type="float">
            <text:p>0.61616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18053" calcext:value-type="float">
            <text:p>0.518053</text:p>
          </table:table-cell>
          <table:table-cell office:value-type="float" office:value="0.488642" calcext:value-type="float">
            <text:p>0.488642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78627" calcext:value-type="float">
            <text:p>0.578627</text:p>
          </table:table-cell>
          <table:table-cell office:value-type="float" office:value="0.548491" calcext:value-type="float">
            <text:p>0.54849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40886" calcext:value-type="float">
            <text:p>0.540886</text:p>
          </table:table-cell>
          <table:table-cell office:value-type="float" office:value="0.512024" calcext:value-type="float">
            <text:p>0.51202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617675" calcext:value-type="float">
            <text:p>0.617675</text:p>
          </table:table-cell>
          <table:table-cell office:value-type="float" office:value="0.587606" calcext:value-type="float">
            <text:p>0.58760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66056" calcext:value-type="float">
            <text:p>0.66056</text:p>
          </table:table-cell>
          <table:table-cell office:value-type="float" office:value="0.61712" calcext:value-type="float">
            <text:p>0.61712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738818" calcext:value-type="float">
            <text:p>0.738818</text:p>
          </table:table-cell>
          <table:table-cell office:value-type="float" office:value="0.705901" calcext:value-type="float">
            <text:p>0.70590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730228" calcext:value-type="float">
            <text:p>0.730228</text:p>
          </table:table-cell>
          <table:table-cell office:value-type="float" office:value="0.697537" calcext:value-type="float">
            <text:p>0.697537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91966" calcext:value-type="float">
            <text:p>0.491966</text:p>
          </table:table-cell>
          <table:table-cell office:value-type="float" office:value="0.46539" calcext:value-type="float">
            <text:p>0.46539</text:p>
          </table:table-cell>
          <table:table-cell/>
          <table:table-cell table:formula="of:=AVERAGE([.D86:.D94])" office:value-type="float" office:value="0.560583888888889" calcext:value-type="float">
            <text:p>0.56058388888888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61332" calcext:value-type="float">
            <text:p>0.61332</text:p>
          </table:table-cell>
          <table:table-cell office:value-type="float" office:value="0.584169" calcext:value-type="float">
            <text:p>0.584169</text:p>
          </table:table-cell>
          <table:table-cell/>
          <table:table-cell table:formula="of:=STDEV([.D86:.D94])" office:value-type="float" office:value="0.0725205442158366" calcext:value-type="float">
            <text:p>0.07252054421583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58497" calcext:value-type="float">
            <text:p>0.558497</text:p>
          </table:table-cell>
          <table:table-cell office:value-type="float" office:value="0.529713" calcext:value-type="float">
            <text:p>0.529713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91792" calcext:value-type="float">
            <text:p>0.491792</text:p>
          </table:table-cell>
          <table:table-cell office:value-type="float" office:value="0.463428" calcext:value-type="float">
            <text:p>0.463428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624178" calcext:value-type="float">
            <text:p>0.624178</text:p>
          </table:table-cell>
          <table:table-cell office:value-type="float" office:value="0.593631" calcext:value-type="float">
            <text:p>0.593631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39784" calcext:value-type="float">
            <text:p>0.539784</text:p>
          </table:table-cell>
          <table:table-cell office:value-type="float" office:value="0.511625" calcext:value-type="float">
            <text:p>0.51162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616515" calcext:value-type="float">
            <text:p>0.616515</text:p>
          </table:table-cell>
          <table:table-cell office:value-type="float" office:value="0.587289" calcext:value-type="float">
            <text:p>0.587289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689634" calcext:value-type="float">
            <text:p>0.689634</text:p>
          </table:table-cell>
          <table:table-cell office:value-type="float" office:value="0.658909" calcext:value-type="float">
            <text:p>0.658909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681615" calcext:value-type="float">
            <text:p>0.681615</text:p>
          </table:table-cell>
          <table:table-cell office:value-type="float" office:value="0.651101" calcext:value-type="float">
            <text:p>0.651101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24959" calcext:value-type="float">
            <text:p>0.524959</text:p>
          </table:table-cell>
          <table:table-cell office:value-type="float" office:value="0.499075" calcext:value-type="float">
            <text:p>0.499075</text:p>
          </table:table-cell>
          <table:table-cell/>
          <table:table-cell table:formula="of:=AVERAGE([.D95:.D104])" office:value-type="float" office:value="0.515985" calcext:value-type="float">
            <text:p>0.51598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48717" calcext:value-type="float">
            <text:p>0.548717</text:p>
          </table:table-cell>
          <table:table-cell office:value-type="float" office:value="0.52266" calcext:value-type="float">
            <text:p>0.52266</text:p>
          </table:table-cell>
          <table:table-cell/>
          <table:table-cell table:formula="of:=STDEV([.D95:.D104])" office:value-type="float" office:value="0.0506808270453433" calcext:value-type="float">
            <text:p>0.05068082704534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40679" calcext:value-type="float">
            <text:p>0.540679</text:p>
          </table:table-cell>
          <table:table-cell office:value-type="float" office:value="0.514337" calcext:value-type="float">
            <text:p>0.51433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18799" calcext:value-type="float">
            <text:p>0.418799</text:p>
          </table:table-cell>
          <table:table-cell office:value-type="float" office:value="0.394815" calcext:value-type="float">
            <text:p>0.39481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58662" calcext:value-type="float">
            <text:p>0.558662</text:p>
          </table:table-cell>
          <table:table-cell office:value-type="float" office:value="0.531251" calcext:value-type="float">
            <text:p>0.531251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49153" calcext:value-type="float">
            <text:p>0.549153</text:p>
          </table:table-cell>
          <table:table-cell office:value-type="float" office:value="0.522657" calcext:value-type="float">
            <text:p>0.52265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32042" calcext:value-type="float">
            <text:p>0.532042</text:p>
          </table:table-cell>
          <table:table-cell office:value-type="float" office:value="0.506905" calcext:value-type="float">
            <text:p>0.50690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42501" calcext:value-type="float">
            <text:p>0.542501</text:p>
          </table:table-cell>
          <table:table-cell office:value-type="float" office:value="0.512064" calcext:value-type="float">
            <text:p>0.512064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608604" calcext:value-type="float">
            <text:p>0.608604</text:p>
          </table:table-cell>
          <table:table-cell office:value-type="float" office:value="0.581489" calcext:value-type="float">
            <text:p>0.581489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601526" calcext:value-type="float">
            <text:p>0.601526</text:p>
          </table:table-cell>
          <table:table-cell office:value-type="float" office:value="0.574597" calcext:value-type="float">
            <text:p>0.574597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99184" calcext:value-type="float">
            <text:p>0.499184</text:p>
          </table:table-cell>
          <table:table-cell office:value-type="float" office:value="0.474571" calcext:value-type="float">
            <text:p>0.474571</text:p>
          </table:table-cell>
          <table:table-cell/>
          <table:table-cell table:formula="of:=AVERAGE([.D105:.D114])" office:value-type="float" office:value="0.4893697" calcext:value-type="float">
            <text:p>0.489369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20098" calcext:value-type="float">
            <text:p>0.520098</text:p>
          </table:table-cell>
          <table:table-cell office:value-type="float" office:value="0.4954" calcext:value-type="float">
            <text:p>0.4954</text:p>
          </table:table-cell>
          <table:table-cell/>
          <table:table-cell table:formula="of:=STDEV([.D105:.D114])" office:value-type="float" office:value="0.0464441364031385" calcext:value-type="float">
            <text:p>0.04644413640313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12451" calcext:value-type="float">
            <text:p>0.512451</text:p>
          </table:table-cell>
          <table:table-cell office:value-type="float" office:value="0.487484" calcext:value-type="float">
            <text:p>0.487484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00887" calcext:value-type="float">
            <text:p>0.400887</text:p>
          </table:table-cell>
          <table:table-cell office:value-type="float" office:value="0.377929" calcext:value-type="float">
            <text:p>0.377929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29557" calcext:value-type="float">
            <text:p>0.529557</text:p>
          </table:table-cell>
          <table:table-cell office:value-type="float" office:value="0.503573" calcext:value-type="float">
            <text:p>0.503573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20512" calcext:value-type="float">
            <text:p>0.520512</text:p>
          </table:table-cell>
          <table:table-cell office:value-type="float" office:value="0.495398" calcext:value-type="float">
            <text:p>0.49539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05974" calcext:value-type="float">
            <text:p>0.505974</text:p>
          </table:table-cell>
          <table:table-cell office:value-type="float" office:value="0.482068" calcext:value-type="float">
            <text:p>0.48206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14187" calcext:value-type="float">
            <text:p>0.514187</text:p>
          </table:table-cell>
          <table:table-cell office:value-type="float" office:value="0.485338" calcext:value-type="float">
            <text:p>0.48533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74833" calcext:value-type="float">
            <text:p>0.574833</text:p>
          </table:table-cell>
          <table:table-cell office:value-type="float" office:value="0.549223" calcext:value-type="float">
            <text:p>0.549223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68147" calcext:value-type="float">
            <text:p>0.568147</text:p>
          </table:table-cell>
          <table:table-cell office:value-type="float" office:value="0.542713" calcext:value-type="float">
            <text:p>0.54271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16772" calcext:value-type="float">
            <text:p>0.416772</text:p>
          </table:table-cell>
          <table:table-cell office:value-type="float" office:value="0.394627" calcext:value-type="float">
            <text:p>0.394627</text:p>
          </table:table-cell>
          <table:table-cell/>
          <table:table-cell table:formula="of:=AVERAGE([.D116:.D127])" office:value-type="float" office:value="0.447904166666667" calcext:value-type="float">
            <text:p>0.44790416666666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91603" calcext:value-type="float">
            <text:p>0.491603</text:p>
          </table:table-cell>
          <table:table-cell office:value-type="float" office:value="0.468301" calcext:value-type="float">
            <text:p>0.468301</text:p>
          </table:table-cell>
          <table:table-cell/>
          <table:table-cell table:formula="of:=STDEV([.D116:.D127])" office:value-type="float" office:value="0.0512537658427223" calcext:value-type="float">
            <text:p>0.05125376584272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84308" calcext:value-type="float">
            <text:p>0.484308</text:p>
          </table:table-cell>
          <table:table-cell office:value-type="float" office:value="0.460834" calcext:value-type="float">
            <text:p>0.460834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03969" calcext:value-type="float">
            <text:p>0.403969</text:p>
          </table:table-cell>
          <table:table-cell office:value-type="float" office:value="0.380766" calcext:value-type="float">
            <text:p>0.380766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84308" calcext:value-type="float">
            <text:p>0.484308</text:p>
          </table:table-cell>
          <table:table-cell office:value-type="float" office:value="0.460834" calcext:value-type="float">
            <text:p>0.460834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03969" calcext:value-type="float">
            <text:p>0.403969</text:p>
          </table:table-cell>
          <table:table-cell office:value-type="float" office:value="0.380766" calcext:value-type="float">
            <text:p>0.380766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0335" calcext:value-type="float">
            <text:p>0.50335</text:p>
          </table:table-cell>
          <table:table-cell office:value-type="float" office:value="0.478636" calcext:value-type="float">
            <text:p>0.478636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03117" calcext:value-type="float">
            <text:p>0.403117</text:p>
          </table:table-cell>
          <table:table-cell office:value-type="float" office:value="0.381562" calcext:value-type="float">
            <text:p>0.381562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07721" calcext:value-type="float">
            <text:p>0.507721</text:p>
          </table:table-cell>
          <table:table-cell office:value-type="float" office:value="0.48398" calcext:value-type="float">
            <text:p>0.48398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7243" calcext:value-type="float">
            <text:p>0.47243</text:p>
          </table:table-cell>
          <table:table-cell office:value-type="float" office:value="0.450014" calcext:value-type="float">
            <text:p>0.450014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44613" calcext:value-type="float">
            <text:p>0.544613</text:p>
          </table:table-cell>
          <table:table-cell office:value-type="float" office:value="0.520349" calcext:value-type="float">
            <text:p>0.520349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38278" calcext:value-type="float">
            <text:p>0.538278</text:p>
          </table:table-cell>
          <table:table-cell office:value-type="float" office:value="0.514181" calcext:value-type="float">
            <text:p>0.514181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00894" calcext:value-type="float">
            <text:p>0.400894</text:p>
          </table:table-cell>
          <table:table-cell office:value-type="float" office:value="0.380503" calcext:value-type="float">
            <text:p>0.380503</text:p>
          </table:table-cell>
          <table:table-cell/>
          <table:table-cell table:formula="of:=AVERAGE([.D128:.D137])" office:value-type="float" office:value="0.4171927" calcext:value-type="float">
            <text:p>0.417192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4731" calcext:value-type="float">
            <text:p>0.44731</text:p>
          </table:table-cell>
          <table:table-cell office:value-type="float" office:value="0.426048" calcext:value-type="float">
            <text:p>0.426048</text:p>
          </table:table-cell>
          <table:table-cell/>
          <table:table-cell table:formula="of:=STDEV([.D128:.D137])" office:value-type="float" office:value="0.0332231018621748" calcext:value-type="float">
            <text:p>0.03322310186217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40573" calcext:value-type="float">
            <text:p>0.440573</text:p>
          </table:table-cell>
          <table:table-cell office:value-type="float" office:value="0.419218" calcext:value-type="float">
            <text:p>0.419218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07887" calcext:value-type="float">
            <text:p>0.407887</text:p>
          </table:table-cell>
          <table:table-cell office:value-type="float" office:value="0.383359" calcext:value-type="float">
            <text:p>0.383359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60481" calcext:value-type="float">
            <text:p>0.460481</text:p>
          </table:table-cell>
          <table:table-cell office:value-type="float" office:value="0.437935" calcext:value-type="float">
            <text:p>0.43793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30525" calcext:value-type="float">
            <text:p>0.430525</text:p>
          </table:table-cell>
          <table:table-cell office:value-type="float" office:value="0.409328" calcext:value-type="float">
            <text:p>0.409328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00125" calcext:value-type="float">
            <text:p>0.400125</text:p>
          </table:table-cell>
          <table:table-cell office:value-type="float" office:value="0.380506" calcext:value-type="float">
            <text:p>0.380506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18711" calcext:value-type="float">
            <text:p>0.418711</text:p>
          </table:table-cell>
          <table:table-cell office:value-type="float" office:value="0.398926" calcext:value-type="float">
            <text:p>0.398926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92799" calcext:value-type="float">
            <text:p>0.492799</text:p>
          </table:table-cell>
          <table:table-cell office:value-type="float" office:value="0.470843" calcext:value-type="float">
            <text:p>0.470843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87066" calcext:value-type="float">
            <text:p>0.487066</text:p>
          </table:table-cell>
          <table:table-cell office:value-type="float" office:value="0.465261" calcext:value-type="float">
            <text:p>0.465261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85111" calcext:value-type="float">
            <text:p>0.385111</text:p>
          </table:table-cell>
          <table:table-cell office:value-type="float" office:value="0.365523" calcext:value-type="float">
            <text:p>0.365523</text:p>
          </table:table-cell>
          <table:table-cell/>
          <table:table-cell table:formula="of:=AVERAGE([.D138:.D147])" office:value-type="float" office:value="0.3994988" calcext:value-type="float">
            <text:p>0.399498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28002" calcext:value-type="float">
            <text:p>0.428002</text:p>
          </table:table-cell>
          <table:table-cell office:value-type="float" office:value="0.407658" calcext:value-type="float">
            <text:p>0.407658</text:p>
          </table:table-cell>
          <table:table-cell/>
          <table:table-cell table:formula="of:=STDEV([.D138:.D147])" office:value-type="float" office:value="0.030929620487667" calcext:value-type="float">
            <text:p>0.0309296204876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21539" calcext:value-type="float">
            <text:p>0.421539</text:p>
          </table:table-cell>
          <table:table-cell office:value-type="float" office:value="0.401107" calcext:value-type="float">
            <text:p>0.401107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91032" calcext:value-type="float">
            <text:p>0.391032</text:p>
          </table:table-cell>
          <table:table-cell office:value-type="float" office:value="0.367518" calcext:value-type="float">
            <text:p>0.367518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40634" calcext:value-type="float">
            <text:p>0.440634</text:p>
          </table:table-cell>
          <table:table-cell office:value-type="float" office:value="0.41906" calcext:value-type="float">
            <text:p>0.41906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12837" calcext:value-type="float">
            <text:p>0.412837</text:p>
          </table:table-cell>
          <table:table-cell office:value-type="float" office:value="0.392511" calcext:value-type="float">
            <text:p>0.392511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84372" calcext:value-type="float">
            <text:p>0.384372</text:p>
          </table:table-cell>
          <table:table-cell office:value-type="float" office:value="0.365525" calcext:value-type="float">
            <text:p>0.36552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01461" calcext:value-type="float">
            <text:p>0.401461</text:p>
          </table:table-cell>
          <table:table-cell office:value-type="float" office:value="0.382491" calcext:value-type="float">
            <text:p>0.382491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70421" calcext:value-type="float">
            <text:p>0.470421</text:p>
          </table:table-cell>
          <table:table-cell office:value-type="float" office:value="0.449462" calcext:value-type="float">
            <text:p>0.44946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64948" calcext:value-type="float">
            <text:p>0.464948</text:p>
          </table:table-cell>
          <table:table-cell office:value-type="float" office:value="0.444133" calcext:value-type="float">
            <text:p>0.44413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98515" calcext:value-type="float">
            <text:p>0.398515</text:p>
          </table:table-cell>
          <table:table-cell office:value-type="float" office:value="0.379015" calcext:value-type="float">
            <text:p>0.379015</text:p>
          </table:table-cell>
          <table:table-cell/>
          <table:table-cell table:formula="of:=AVERAGE([.D148:.D157])" office:value-type="float" office:value="0.3883418" calcext:value-type="float">
            <text:p>0.388341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05794" calcext:value-type="float">
            <text:p>0.405794</text:p>
          </table:table-cell>
          <table:table-cell office:value-type="float" office:value="0.386574" calcext:value-type="float">
            <text:p>0.386574</text:p>
          </table:table-cell>
          <table:table-cell/>
          <table:table-cell table:formula="of:=STDEV([.D148:.D157])" office:value-type="float" office:value="0.0246335160516453" calcext:value-type="float">
            <text:p>0.02463351605164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82813" calcext:value-type="float">
            <text:p>0.382813</text:p>
          </table:table-cell>
          <table:table-cell office:value-type="float" office:value="0.363627" calcext:value-type="float">
            <text:p>0.363627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73598" calcext:value-type="float">
            <text:p>0.373598</text:p>
          </table:table-cell>
          <table:table-cell office:value-type="float" office:value="0.354629" calcext:value-type="float">
            <text:p>0.354629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22427" calcext:value-type="float">
            <text:p>0.422427</text:p>
          </table:table-cell>
          <table:table-cell office:value-type="float" office:value="0.401744" calcext:value-type="float">
            <text:p>0.401744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96437" calcext:value-type="float">
            <text:p>0.396437</text:p>
          </table:table-cell>
          <table:table-cell office:value-type="float" office:value="0.377021" calcext:value-type="float">
            <text:p>0.377021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91744" calcext:value-type="float">
            <text:p>0.391744</text:p>
          </table:table-cell>
          <table:table-cell office:value-type="float" office:value="0.373096" calcext:value-type="float">
            <text:p>0.373096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11796" calcext:value-type="float">
            <text:p>0.411796</text:p>
          </table:table-cell>
          <table:table-cell office:value-type="float" office:value="0.392932" calcext:value-type="float">
            <text:p>0.392932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49987" calcext:value-type="float">
            <text:p>0.449987</text:p>
          </table:table-cell>
          <table:table-cell office:value-type="float" office:value="0.429939" calcext:value-type="float">
            <text:p>0.429939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44752" calcext:value-type="float">
            <text:p>0.444752</text:p>
          </table:table-cell>
          <table:table-cell office:value-type="float" office:value="0.424841" calcext:value-type="float">
            <text:p>0.424841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63621" calcext:value-type="float">
            <text:p>0.363621</text:p>
          </table:table-cell>
          <table:table-cell office:value-type="float" office:value="0.345774" calcext:value-type="float">
            <text:p>0.345774</text:p>
          </table:table-cell>
          <table:table-cell/>
          <table:table-cell table:formula="of:=AVERAGE([.D158:.D167])" office:value-type="float" office:value="0.3615873" calcext:value-type="float">
            <text:p>0.361587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76819" calcext:value-type="float">
            <text:p>0.376819</text:p>
          </table:table-cell>
          <table:table-cell office:value-type="float" office:value="0.358955" calcext:value-type="float">
            <text:p>0.358955</text:p>
          </table:table-cell>
          <table:table-cell/>
          <table:table-cell table:formula="of:=STDEV([.D158:.D167])" office:value-type="float" office:value="0.0207270482491411" calcext:value-type="float">
            <text:p>0.02072704824914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73123" calcext:value-type="float">
            <text:p>0.373123</text:p>
          </table:table-cell>
          <table:table-cell office:value-type="float" office:value="0.355086" calcext:value-type="float">
            <text:p>0.355086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44841" calcext:value-type="float">
            <text:p>0.344841</text:p>
          </table:table-cell>
          <table:table-cell office:value-type="float" office:value="0.326912" calcext:value-type="float">
            <text:p>0.326912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90182" calcext:value-type="float">
            <text:p>0.390182</text:p>
          </table:table-cell>
          <table:table-cell office:value-type="float" office:value="0.371078" calcext:value-type="float">
            <text:p>0.371078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83149" calcext:value-type="float">
            <text:p>0.383149</text:p>
          </table:table-cell>
          <table:table-cell office:value-type="float" office:value="0.364916" calcext:value-type="float">
            <text:p>0.364916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6301" calcext:value-type="float">
            <text:p>0.36301</text:p>
          </table:table-cell>
          <table:table-cell office:value-type="float" office:value="0.345776" calcext:value-type="float">
            <text:p>0.345776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78133" calcext:value-type="float">
            <text:p>0.378133</text:p>
          </table:table-cell>
          <table:table-cell office:value-type="float" office:value="0.36092" calcext:value-type="float">
            <text:p>0.36092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14019" calcext:value-type="float">
            <text:p>0.414019</text:p>
          </table:table-cell>
          <table:table-cell office:value-type="float" office:value="0.395573" calcext:value-type="float">
            <text:p>0.395573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09202" calcext:value-type="float">
            <text:p>0.409202</text:p>
          </table:table-cell>
          <table:table-cell office:value-type="float" office:value="0.390883" calcext:value-type="float">
            <text:p>0.390883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50778" calcext:value-type="float">
            <text:p>0.350778</text:p>
          </table:table-cell>
          <table:table-cell office:value-type="float" office:value="0.333562" calcext:value-type="float">
            <text:p>0.333562</text:p>
          </table:table-cell>
          <table:table-cell/>
          <table:table-cell table:formula="of:=AVERAGE([.D168:.D177])" office:value-type="float" office:value="0.3482973" calcext:value-type="float">
            <text:p>0.348297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62945" calcext:value-type="float">
            <text:p>0.362945</text:p>
          </table:table-cell>
          <table:table-cell office:value-type="float" office:value="0.345739" calcext:value-type="float">
            <text:p>0.345739</text:p>
          </table:table-cell>
          <table:table-cell/>
          <table:table-cell table:formula="of:=STDEV([.D168:.D177])" office:value-type="float" office:value="0.0195825140370462" calcext:value-type="float">
            <text:p>0.01958251403704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59379" calcext:value-type="float">
            <text:p>0.359379</text:p>
          </table:table-cell>
          <table:table-cell office:value-type="float" office:value="0.342006" calcext:value-type="float">
            <text:p>0.342006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32602" calcext:value-type="float">
            <text:p>0.332602</text:p>
          </table:table-cell>
          <table:table-cell office:value-type="float" office:value="0.315309" calcext:value-type="float">
            <text:p>0.315309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75838" calcext:value-type="float">
            <text:p>0.375838</text:p>
          </table:table-cell>
          <table:table-cell office:value-type="float" office:value="0.357436" calcext:value-type="float">
            <text:p>0.357436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69052" calcext:value-type="float">
            <text:p>0.369052</text:p>
          </table:table-cell>
          <table:table-cell office:value-type="float" office:value="0.35149" calcext:value-type="float">
            <text:p>0.35149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50189" calcext:value-type="float">
            <text:p>0.350189</text:p>
          </table:table-cell>
          <table:table-cell office:value-type="float" office:value="0.333563" calcext:value-type="float">
            <text:p>0.333563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64214" calcext:value-type="float">
            <text:p>0.364214</text:p>
          </table:table-cell>
          <table:table-cell office:value-type="float" office:value="0.347635" calcext:value-type="float">
            <text:p>0.34763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98109" calcext:value-type="float">
            <text:p>0.398109</text:p>
          </table:table-cell>
          <table:table-cell office:value-type="float" office:value="0.380372" calcext:value-type="float">
            <text:p>0.380372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93476" calcext:value-type="float">
            <text:p>0.393476</text:p>
          </table:table-cell>
          <table:table-cell office:value-type="float" office:value="0.375861" calcext:value-type="float">
            <text:p>0.375861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38811" calcext:value-type="float">
            <text:p>0.338811</text:p>
          </table:table-cell>
          <table:table-cell office:value-type="float" office:value="0.322182" calcext:value-type="float">
            <text:p>0.322182</text:p>
          </table:table-cell>
          <table:table-cell/>
          <table:table-cell table:formula="of:=AVERAGE([.D178:.D187])" office:value-type="float" office:value="0.3359503" calcext:value-type="float">
            <text:p>0.335950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50056" calcext:value-type="float">
            <text:p>0.350056</text:p>
          </table:table-cell>
          <table:table-cell office:value-type="float" office:value="0.333461" calcext:value-type="float">
            <text:p>0.333461</text:p>
          </table:table-cell>
          <table:table-cell/>
          <table:table-cell table:formula="of:=STDEV([.D178:.D187])" office:value-type="float" office:value="0.0185464274729963" calcext:value-type="float">
            <text:p>0.01854642747299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46611" calcext:value-type="float">
            <text:p>0.346611</text:p>
          </table:table-cell>
          <table:table-cell office:value-type="float" office:value="0.329856" calcext:value-type="float">
            <text:p>0.329856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21202" calcext:value-type="float">
            <text:p>0.321202</text:p>
          </table:table-cell>
          <table:table-cell office:value-type="float" office:value="0.304502" calcext:value-type="float">
            <text:p>0.304502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62511" calcext:value-type="float">
            <text:p>0.362511</text:p>
          </table:table-cell>
          <table:table-cell office:value-type="float" office:value="0.344762" calcext:value-type="float">
            <text:p>0.344762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55956" calcext:value-type="float">
            <text:p>0.355956</text:p>
          </table:table-cell>
          <table:table-cell office:value-type="float" office:value="0.339017" calcext:value-type="float">
            <text:p>0.339017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38242" calcext:value-type="float">
            <text:p>0.338242</text:p>
          </table:table-cell>
          <table:table-cell office:value-type="float" office:value="0.322184" calcext:value-type="float">
            <text:p>0.322184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51284" calcext:value-type="float">
            <text:p>0.351284</text:p>
          </table:table-cell>
          <table:table-cell office:value-type="float" office:value="0.335293" calcext:value-type="float">
            <text:p>0.335293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83376" calcext:value-type="float">
            <text:p>0.383376</text:p>
          </table:table-cell>
          <table:table-cell office:value-type="float" office:value="0.366295" calcext:value-type="float">
            <text:p>0.36629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78915" calcext:value-type="float">
            <text:p>0.378915</text:p>
          </table:table-cell>
          <table:table-cell office:value-type="float" office:value="0.361951" calcext:value-type="float">
            <text:p>0.361951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01542" calcext:value-type="float">
            <text:p>0.301542</text:p>
          </table:table-cell>
          <table:table-cell office:value-type="float" office:value="0.286553" calcext:value-type="float">
            <text:p>0.286553</text:p>
          </table:table-cell>
          <table:table-cell/>
          <table:table-cell table:formula="of:=AVERAGE([.D188:.D197])" office:value-type="float" office:value="0.3086453" calcext:value-type="float">
            <text:p>0.308645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28552" calcext:value-type="float">
            <text:p>0.328552</text:p>
          </table:table-cell>
          <table:table-cell office:value-type="float" office:value="0.313064" calcext:value-type="float">
            <text:p>0.313064</text:p>
          </table:table-cell>
          <table:table-cell/>
          <table:table-cell table:formula="of:=STDEV([.D188:.D197])" office:value-type="float" office:value="0.0228889651727154" calcext:value-type="float">
            <text:p>0.02288896517271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12072" calcext:value-type="float">
            <text:p>0.312072</text:p>
          </table:table-cell>
          <table:table-cell office:value-type="float" office:value="0.296877" calcext:value-type="float">
            <text:p>0.296877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81552" calcext:value-type="float">
            <text:p>0.281552</text:p>
          </table:table-cell>
          <table:table-cell office:value-type="float" office:value="0.266533" calcext:value-type="float">
            <text:p>0.266533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40384" calcext:value-type="float">
            <text:p>0.340384</text:p>
          </table:table-cell>
          <table:table-cell office:value-type="float" office:value="0.323765" calcext:value-type="float">
            <text:p>0.32376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3441" calcext:value-type="float">
            <text:p>0.33441</text:p>
          </table:table-cell>
          <table:table-cell office:value-type="float" office:value="0.318324" calcext:value-type="float">
            <text:p>0.318324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20058" calcext:value-type="float">
            <text:p>0.320058</text:p>
          </table:table-cell>
          <table:table-cell office:value-type="float" office:value="0.30484" calcext:value-type="float">
            <text:p>0.30484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13226" calcext:value-type="float">
            <text:p>0.313226</text:p>
          </table:table-cell>
          <table:table-cell office:value-type="float" office:value="0.298437" calcext:value-type="float">
            <text:p>0.298437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56956" calcext:value-type="float">
            <text:p>0.356956</text:p>
          </table:table-cell>
          <table:table-cell office:value-type="float" office:value="0.341052" calcext:value-type="float">
            <text:p>0.341052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52802" calcext:value-type="float">
            <text:p>0.352802</text:p>
          </table:table-cell>
          <table:table-cell office:value-type="float" office:value="0.337008" calcext:value-type="float">
            <text:p>0.337008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92514" calcext:value-type="float">
            <text:p>0.292514</text:p>
          </table:table-cell>
          <table:table-cell office:value-type="float" office:value="0.277974" calcext:value-type="float">
            <text:p>0.277974</text:p>
          </table:table-cell>
          <table:table-cell/>
          <table:table-cell table:formula="of:=AVERAGE([.D198:.D207])" office:value-type="float" office:value="0.2989031" calcext:value-type="float">
            <text:p>0.298903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1801" calcext:value-type="float">
            <text:p>0.31801</text:p>
          </table:table-cell>
          <table:table-cell office:value-type="float" office:value="0.303019" calcext:value-type="float">
            <text:p>0.303019</text:p>
          </table:table-cell>
          <table:table-cell/>
          <table:table-cell table:formula="of:=STDEV([.D198:.D207])" office:value-type="float" office:value="0.0217648073041984" calcext:value-type="float">
            <text:p>0.02176480730419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02402" calcext:value-type="float">
            <text:p>0.302402</text:p>
          </table:table-cell>
          <table:table-cell office:value-type="float" office:value="0.287679" calcext:value-type="float">
            <text:p>0.287679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73351" calcext:value-type="float">
            <text:p>0.273351</text:p>
          </table:table-cell>
          <table:table-cell office:value-type="float" office:value="0.258769" calcext:value-type="float">
            <text:p>0.258769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29477" calcext:value-type="float">
            <text:p>0.329477</text:p>
          </table:table-cell>
          <table:table-cell office:value-type="float" office:value="0.313391" calcext:value-type="float">
            <text:p>0.313391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23688" calcext:value-type="float">
            <text:p>0.323688</text:p>
          </table:table-cell>
          <table:table-cell office:value-type="float" office:value="0.308117" calcext:value-type="float">
            <text:p>0.308117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10161" calcext:value-type="float">
            <text:p>0.310161</text:p>
          </table:table-cell>
          <table:table-cell office:value-type="float" office:value="0.295414" calcext:value-type="float">
            <text:p>0.295414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03525" calcext:value-type="float">
            <text:p>0.303525</text:p>
          </table:table-cell>
          <table:table-cell office:value-type="float" office:value="0.289194" calcext:value-type="float">
            <text:p>0.289194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45066" calcext:value-type="float">
            <text:p>0.345066</text:p>
          </table:table-cell>
          <table:table-cell office:value-type="float" office:value="0.329692" calcext:value-type="float">
            <text:p>0.329692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4105" calcext:value-type="float">
            <text:p>0.34105</text:p>
          </table:table-cell>
          <table:table-cell office:value-type="float" office:value="0.325782" calcext:value-type="float">
            <text:p>0.325782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84011" calcext:value-type="float">
            <text:p>0.284011</text:p>
          </table:table-cell>
          <table:table-cell office:value-type="float" office:value="0.269894" calcext:value-type="float">
            <text:p>0.269894</text:p>
          </table:table-cell>
          <table:table-cell/>
          <table:table-cell table:formula="of:=AVERAGE([.D208:.D217])" office:value-type="float" office:value="0.2897579" calcext:value-type="float">
            <text:p>0.289757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08124" calcext:value-type="float">
            <text:p>0.308124</text:p>
          </table:table-cell>
          <table:table-cell office:value-type="float" office:value="0.293599" calcext:value-type="float">
            <text:p>0.293599</text:p>
          </table:table-cell>
          <table:table-cell/>
          <table:table-cell table:formula="of:=STDEV([.D208:.D217])" office:value-type="float" office:value="0.0207329898012805" calcext:value-type="float">
            <text:p>0.02073298980128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93314" calcext:value-type="float">
            <text:p>0.293314</text:p>
          </table:table-cell>
          <table:table-cell office:value-type="float" office:value="0.279033" calcext:value-type="float">
            <text:p>0.279033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65614" calcext:value-type="float">
            <text:p>0.265614</text:p>
          </table:table-cell>
          <table:table-cell office:value-type="float" office:value="0.251446" calcext:value-type="float">
            <text:p>0.251446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19248" calcext:value-type="float">
            <text:p>0.319248</text:p>
          </table:table-cell>
          <table:table-cell office:value-type="float" office:value="0.30366" calcext:value-type="float">
            <text:p>0.30366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13631" calcext:value-type="float">
            <text:p>0.313631</text:p>
          </table:table-cell>
          <table:table-cell office:value-type="float" office:value="0.298544" calcext:value-type="float">
            <text:p>0.298544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00858" calcext:value-type="float">
            <text:p>0.300858</text:p>
          </table:table-cell>
          <table:table-cell office:value-type="float" office:value="0.286553" calcext:value-type="float">
            <text:p>0.286553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94406" calcext:value-type="float">
            <text:p>0.294406</text:p>
          </table:table-cell>
          <table:table-cell office:value-type="float" office:value="0.280506" calcext:value-type="float">
            <text:p>0.280506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33942" calcext:value-type="float">
            <text:p>0.333942</text:p>
          </table:table-cell>
          <table:table-cell office:value-type="float" office:value="0.319064" calcext:value-type="float">
            <text:p>0.319064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30056" calcext:value-type="float">
            <text:p>0.330056</text:p>
          </table:table-cell>
          <table:table-cell office:value-type="float" office:value="0.31528" calcext:value-type="float">
            <text:p>0.31528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68406" calcext:value-type="float">
            <text:p>0.268406</text:p>
          </table:table-cell>
          <table:table-cell office:value-type="float" office:value="0.255065" calcext:value-type="float">
            <text:p>0.255065</text:p>
          </table:table-cell>
          <table:table-cell/>
          <table:table-cell table:formula="of:=AVERAGE([.D218:.D227])" office:value-type="float" office:value="0.2730518" calcext:value-type="float">
            <text:p>0.273051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90087" calcext:value-type="float">
            <text:p>0.290087</text:p>
          </table:table-cell>
          <table:table-cell office:value-type="float" office:value="0.276412" calcext:value-type="float">
            <text:p>0.276412</text:p>
          </table:table-cell>
          <table:table-cell/>
          <table:table-cell table:formula="of:=STDEV([.D218:.D227])" office:value-type="float" office:value="0.0189085717352387" calcext:value-type="float">
            <text:p>0.01890857173523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76683" calcext:value-type="float">
            <text:p>0.276683</text:p>
          </table:table-cell>
          <table:table-cell office:value-type="float" office:value="0.263212" calcext:value-type="float">
            <text:p>0.263212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51385" calcext:value-type="float">
            <text:p>0.251385</text:p>
          </table:table-cell>
          <table:table-cell office:value-type="float" office:value="0.237975" calcext:value-type="float">
            <text:p>0.237975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00583" calcext:value-type="float">
            <text:p>0.300583</text:p>
          </table:table-cell>
          <table:table-cell office:value-type="float" office:value="0.285907" calcext:value-type="float">
            <text:p>0.285907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95283" calcext:value-type="float">
            <text:p>0.295283</text:p>
          </table:table-cell>
          <table:table-cell office:value-type="float" office:value="0.281079" calcext:value-type="float">
            <text:p>0.281079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83831" calcext:value-type="float">
            <text:p>0.283831</text:p>
          </table:table-cell>
          <table:table-cell office:value-type="float" office:value="0.270336" calcext:value-type="float">
            <text:p>0.270336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7772" calcext:value-type="float">
            <text:p>0.27772</text:p>
          </table:table-cell>
          <table:table-cell office:value-type="float" office:value="0.264607" calcext:value-type="float">
            <text:p>0.264607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13717" calcext:value-type="float">
            <text:p>0.313717</text:p>
          </table:table-cell>
          <table:table-cell office:value-type="float" office:value="0.29974" calcext:value-type="float">
            <text:p>0.29974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10066" calcext:value-type="float">
            <text:p>0.310066</text:p>
          </table:table-cell>
          <table:table-cell office:value-type="float" office:value="0.296185" calcext:value-type="float">
            <text:p>0.296185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57088" calcext:value-type="float">
            <text:p>0.257088</text:p>
          </table:table-cell>
          <table:table-cell office:value-type="float" office:value="0.244489" calcext:value-type="float">
            <text:p>0.244489</text:p>
          </table:table-cell>
          <table:table-cell/>
          <table:table-cell table:formula="of:=AVERAGE([.D228:.D237])" office:value-type="float" office:value="0.2654527" calcext:value-type="float">
            <text:p>0.265452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81838" calcext:value-type="float">
            <text:p>0.281838</text:p>
          </table:table-cell>
          <table:table-cell office:value-type="float" office:value="0.268552" calcext:value-type="float">
            <text:p>0.268552</text:p>
          </table:table-cell>
          <table:table-cell/>
          <table:table-cell table:formula="of:=STDEV([.D228:.D237])" office:value-type="float" office:value="0.018495214264176" calcext:value-type="float">
            <text:p>0.01849521426417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74615" calcext:value-type="float">
            <text:p>0.274615</text:p>
          </table:table-cell>
          <table:table-cell office:value-type="float" office:value="0.261312" calcext:value-type="float">
            <text:p>0.261312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42001" calcext:value-type="float">
            <text:p>0.242001</text:p>
          </table:table-cell>
          <table:table-cell office:value-type="float" office:value="0.229571" calcext:value-type="float">
            <text:p>0.229571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91967" calcext:value-type="float">
            <text:p>0.291967</text:p>
          </table:table-cell>
          <table:table-cell office:value-type="float" office:value="0.277786" calcext:value-type="float">
            <text:p>0.277786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73362" calcext:value-type="float">
            <text:p>0.273362</text:p>
          </table:table-cell>
          <table:table-cell office:value-type="float" office:value="0.260076" calcext:value-type="float">
            <text:p>0.260076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78642" calcext:value-type="float">
            <text:p>0.278642</text:p>
          </table:table-cell>
          <table:table-cell office:value-type="float" office:value="0.265781" calcext:value-type="float">
            <text:p>0.265781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81496" calcext:value-type="float">
            <text:p>0.281496</text:p>
          </table:table-cell>
          <table:table-cell office:value-type="float" office:value="0.268552" calcext:value-type="float">
            <text:p>0.268552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04496" calcext:value-type="float">
            <text:p>0.304496</text:p>
          </table:table-cell>
          <table:table-cell office:value-type="float" office:value="0.290929" calcext:value-type="float">
            <text:p>0.290929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00952" calcext:value-type="float">
            <text:p>0.300952</text:p>
          </table:table-cell>
          <table:table-cell office:value-type="float" office:value="0.287479" calcext:value-type="float">
            <text:p>0.287479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50383" calcext:value-type="float">
            <text:p>0.250383</text:p>
          </table:table-cell>
          <table:table-cell office:value-type="float" office:value="0.238113" calcext:value-type="float">
            <text:p>0.238113</text:p>
          </table:table-cell>
          <table:table-cell/>
          <table:table-cell table:formula="of:=AVERAGE([.D238:.D247])" office:value-type="float" office:value="0.2581957" calcext:value-type="float">
            <text:p>0.258195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74046" calcext:value-type="float">
            <text:p>0.274046</text:p>
          </table:table-cell>
          <table:table-cell office:value-type="float" office:value="0.261127" calcext:value-type="float">
            <text:p>0.261127</text:p>
          </table:table-cell>
          <table:table-cell/>
          <table:table-cell table:formula="of:=STDEV([.D238:.D247])" office:value-type="float" office:value="0.0177464270460282" calcext:value-type="float">
            <text:p>0.01774642704602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67015" calcext:value-type="float">
            <text:p>0.267015</text:p>
          </table:table-cell>
          <table:table-cell office:value-type="float" office:value="0.254081" calcext:value-type="float">
            <text:p>0.254081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35841" calcext:value-type="float">
            <text:p>0.235841</text:p>
          </table:table-cell>
          <table:table-cell office:value-type="float" office:value="0.223728" calcext:value-type="float">
            <text:p>0.223728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83903" calcext:value-type="float">
            <text:p>0.283903</text:p>
          </table:table-cell>
          <table:table-cell office:value-type="float" office:value="0.270115" calcext:value-type="float">
            <text:p>0.27011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66036" calcext:value-type="float">
            <text:p>0.266036</text:p>
          </table:table-cell>
          <table:table-cell office:value-type="float" office:value="0.253106" calcext:value-type="float">
            <text:p>0.253106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71185" calcext:value-type="float">
            <text:p>0.271185</text:p>
          </table:table-cell>
          <table:table-cell office:value-type="float" office:value="0.258668" calcext:value-type="float">
            <text:p>0.258668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73712" calcext:value-type="float">
            <text:p>0.273712</text:p>
          </table:table-cell>
          <table:table-cell office:value-type="float" office:value="0.261127" calcext:value-type="float">
            <text:p>0.261127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95801" calcext:value-type="float">
            <text:p>0.295801</text:p>
          </table:table-cell>
          <table:table-cell office:value-type="float" office:value="0.282622" calcext:value-type="float">
            <text:p>0.282622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92358" calcext:value-type="float">
            <text:p>0.292358</text:p>
          </table:table-cell>
          <table:table-cell office:value-type="float" office:value="0.27927" calcext:value-type="float">
            <text:p>0.27927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37971" calcext:value-type="float">
            <text:p>0.237971</text:p>
          </table:table-cell>
          <table:table-cell office:value-type="float" office:value="0.226308" calcext:value-type="float">
            <text:p>0.226308</text:p>
          </table:table-cell>
          <table:table-cell/>
          <table:table-cell table:formula="of:=AVERAGE([.D248:.D257])" office:value-type="float" office:value="0.2448109" calcext:value-type="float">
            <text:p>0.244810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59685" calcext:value-type="float">
            <text:p>0.259685</text:p>
          </table:table-cell>
          <table:table-cell office:value-type="float" office:value="0.247444" calcext:value-type="float">
            <text:p>0.247444</text:p>
          </table:table-cell>
          <table:table-cell/>
          <table:table-cell table:formula="of:=STDEV([.D248:.D257])" office:value-type="float" office:value="0.0164020606323989" calcext:value-type="float">
            <text:p>0.01640206063239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53011" calcext:value-type="float">
            <text:p>0.253011</text:p>
          </table:table-cell>
          <table:table-cell office:value-type="float" office:value="0.240755" calcext:value-type="float">
            <text:p>0.240755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24416" calcext:value-type="float">
            <text:p>0.224416</text:p>
          </table:table-cell>
          <table:table-cell office:value-type="float" office:value="0.21289" calcext:value-type="float">
            <text:p>0.21289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69042" calcext:value-type="float">
            <text:p>0.269042</text:p>
          </table:table-cell>
          <table:table-cell office:value-type="float" office:value="0.255976" calcext:value-type="float">
            <text:p>0.255976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52502" calcext:value-type="float">
            <text:p>0.252502</text:p>
          </table:table-cell>
          <table:table-cell office:value-type="float" office:value="0.240229" calcext:value-type="float">
            <text:p>0.240229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57408" calcext:value-type="float">
            <text:p>0.257408</text:p>
          </table:table-cell>
          <table:table-cell office:value-type="float" office:value="0.245527" calcext:value-type="float">
            <text:p>0.245527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59369" calcext:value-type="float">
            <text:p>0.259369</text:p>
          </table:table-cell>
          <table:table-cell office:value-type="float" office:value="0.247443" calcext:value-type="float">
            <text:p>0.247443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79821" calcext:value-type="float">
            <text:p>0.279821</text:p>
          </table:table-cell>
          <table:table-cell office:value-type="float" office:value="0.267354" calcext:value-type="float">
            <text:p>0.267354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76564" calcext:value-type="float">
            <text:p>0.276564</text:p>
          </table:table-cell>
          <table:table-cell office:value-type="float" office:value="0.264183" calcext:value-type="float">
            <text:p>0.264183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32215" calcext:value-type="float">
            <text:p>0.232215</text:p>
          </table:table-cell>
          <table:table-cell office:value-type="float" office:value="0.220835" calcext:value-type="float">
            <text:p>0.220835</text:p>
          </table:table-cell>
          <table:table-cell/>
          <table:table-cell table:formula="of:=AVERAGE([.D258:.D267])" office:value-type="float" office:value="0.2386265" calcext:value-type="float">
            <text:p>0.238626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53055" calcext:value-type="float">
            <text:p>0.253055</text:p>
          </table:table-cell>
          <table:table-cell office:value-type="float" office:value="0.241126" calcext:value-type="float">
            <text:p>0.241126</text:p>
          </table:table-cell>
          <table:table-cell/>
          <table:table-cell table:formula="of:=STDEV([.D258:.D267])" office:value-type="float" office:value="0.015796810073556" calcext:value-type="float">
            <text:p>0.01579681007355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46546" calcext:value-type="float">
            <text:p>0.246546</text:p>
          </table:table-cell>
          <table:table-cell office:value-type="float" office:value="0.234603" calcext:value-type="float">
            <text:p>0.234603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19109" calcext:value-type="float">
            <text:p>0.219109</text:p>
          </table:table-cell>
          <table:table-cell office:value-type="float" office:value="0.207855" calcext:value-type="float">
            <text:p>0.207855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249447" calcext:value-type="float">
            <text:p>0.249447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46238" calcext:value-type="float">
            <text:p>0.246238</text:p>
          </table:table-cell>
          <table:table-cell office:value-type="float" office:value="0.23427" calcext:value-type="float">
            <text:p>0.23427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51031" calcext:value-type="float">
            <text:p>0.251031</text:p>
          </table:table-cell>
          <table:table-cell office:value-type="float" office:value="0.239445" calcext:value-type="float">
            <text:p>0.239445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52747" calcext:value-type="float">
            <text:p>0.252747</text:p>
          </table:table-cell>
          <table:table-cell office:value-type="float" office:value="0.241126" calcext:value-type="float">
            <text:p>0.241126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72462" calcext:value-type="float">
            <text:p>0.272462</text:p>
          </table:table-cell>
          <table:table-cell office:value-type="float" office:value="0.260323" calcext:value-type="float">
            <text:p>0.260323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6929" calcext:value-type="float">
            <text:p>0.26929</text:p>
          </table:table-cell>
          <table:table-cell office:value-type="float" office:value="0.257235" calcext:value-type="float">
            <text:p>0.257235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26731" calcext:value-type="float">
            <text:p>0.226731</text:p>
          </table:table-cell>
          <table:table-cell office:value-type="float" office:value="0.215619" calcext:value-type="float">
            <text:p>0.215619</text:p>
          </table:table-cell>
          <table:table-cell/>
          <table:table-cell table:formula="of:=AVERAGE([.D268:.D277])" office:value-type="float" office:value="0.2327469" calcext:value-type="float">
            <text:p>0.232746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46755" calcext:value-type="float">
            <text:p>0.246755</text:p>
          </table:table-cell>
          <table:table-cell office:value-type="float" office:value="0.235123" calcext:value-type="float">
            <text:p>0.235123</text:p>
          </table:table-cell>
          <table:table-cell/>
          <table:table-cell table:formula="of:=STDEV([.D268:.D277])" office:value-type="float" office:value="0.0152305935935246" calcext:value-type="float">
            <text:p>0.01523059359352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40403" calcext:value-type="float">
            <text:p>0.240403</text:p>
          </table:table-cell>
          <table:table-cell office:value-type="float" office:value="0.228758" calcext:value-type="float">
            <text:p>0.228758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14047" calcext:value-type="float">
            <text:p>0.214047</text:p>
          </table:table-cell>
          <table:table-cell office:value-type="float" office:value="0.203053" calcext:value-type="float">
            <text:p>0.203053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5566" calcext:value-type="float">
            <text:p>0.25566</text:p>
          </table:table-cell>
          <table:table-cell office:value-type="float" office:value="0.243243" calcext:value-type="float">
            <text:p>0.243243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40278" calcext:value-type="float">
            <text:p>0.240278</text:p>
          </table:table-cell>
          <table:table-cell office:value-type="float" office:value="0.2286" calcext:value-type="float">
            <text:p>0.2286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44963" calcext:value-type="float">
            <text:p>0.244963</text:p>
          </table:table-cell>
          <table:table-cell office:value-type="float" office:value="0.233656" calcext:value-type="float">
            <text:p>0.233656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46455" calcext:value-type="float">
            <text:p>0.246455</text:p>
          </table:table-cell>
          <table:table-cell office:value-type="float" office:value="0.235123" calcext:value-type="float">
            <text:p>0.235123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65479" calcext:value-type="float">
            <text:p>0.265479</text:p>
          </table:table-cell>
          <table:table-cell office:value-type="float" office:value="0.253651" calcext:value-type="float">
            <text:p>0.253651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62389" calcext:value-type="float">
            <text:p>0.262389</text:p>
          </table:table-cell>
          <table:table-cell office:value-type="float" office:value="0.250643" calcext:value-type="float">
            <text:p>0.25064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21:14:26.166951203</meta:creation-date>
    <dc:date>2019-02-23T21:45:38.649549655</dc:date>
    <meta:editing-duration>PT22S</meta:editing-duration>
    <meta:editing-cycles>1</meta:editing-cycles>
    <meta:document-statistic meta:table-count="1" meta:cell-count="1154" meta:object-count="0"/>
    <meta:generator>LibreOffice/6.0.7.3$Linux_X86_64 LibreOffice_project/00m0$Build-3</meta:generator>
  </office:meta>
</office:document-meta>
</file>